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ca90" officeooo:paragraph-rsid="001fca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4da47" officeooo:paragraph-rsid="0024da4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34e3b1" officeooo:paragraph-rsid="0034e3b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ca90" officeooo:paragraph-rsid="001fca9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paragraph-rsid="002648b1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paragraph-rsid="002c0d9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paragraph-rsid="002d9976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8c8eb" officeooo:paragraph-rsid="0028c8e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8c8eb" officeooo:paragraph-rsid="002aeaf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d9976" officeooo:paragraph-rsid="002d9976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aeafe" officeooo:paragraph-rsid="002d9976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24da47" officeooo:paragraph-rsid="002648b1" style:font-weight-asian="normal" style:font-weight-complex="normal"/>
    </style:style>
    <style:style style:name="P13" style:family="paragraph" style:parent-style-name="Standard" style:list-style-name="L2">
      <style:text-properties officeooo:paragraph-rsid="001fca90"/>
    </style:style>
    <style:style style:name="P14" style:family="paragraph" style:parent-style-name="Standard" style:list-style-name="L2">
      <style:text-properties officeooo:rsid="00426b15" officeooo:paragraph-rsid="00212c74"/>
    </style:style>
    <style:style style:name="P15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2340b5" style:font-weight-asian="normal" style:font-weight-complex="normal"/>
    </style:style>
    <style:style style:name="P16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32cb72" style:font-weight-asian="normal" style:font-weight-complex="normal"/>
    </style:style>
    <style:style style:name="P17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2f1acb" style:font-weight-asian="normal" style:font-weight-complex="normal"/>
    </style:style>
    <style:style style:name="P1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36446a" style:font-size-asian="10.5pt" style:font-weight-asian="normal" style:font-size-complex="12pt" style:font-weight-complex="normal"/>
    </style:style>
    <style:style style:name="T1" style:family="text">
      <style:text-properties officeooo:rsid="00506522"/>
    </style:style>
    <style:style style:name="T2" style:family="text">
      <style:text-properties officeooo:rsid="001fca90"/>
    </style:style>
    <style:style style:name="T3" style:family="text">
      <style:text-properties fo:font-weight="normal" officeooo:rsid="0035db8b" style:font-weight-asian="normal" style:font-weight-complex="normal"/>
    </style:style>
    <style:style style:name="T4" style:family="text">
      <style:text-properties fo:font-weight="normal" officeooo:rsid="00212c74" style:font-weight-asian="normal" style:font-weight-complex="normal"/>
    </style:style>
    <style:style style:name="T5" style:family="text">
      <style:text-properties fo:font-weight="normal" officeooo:rsid="00232193" style:font-weight-asian="normal" style:font-weight-complex="normal"/>
    </style:style>
    <style:style style:name="T6" style:family="text">
      <style:text-properties fo:font-weight="normal" officeooo:rsid="00a9dd62" style:font-weight-asian="normal" style:font-weight-complex="normal"/>
    </style:style>
    <style:style style:name="T7" style:family="text">
      <style:text-properties fo:font-weight="normal" officeooo:rsid="0036446a" style:font-weight-asian="normal" style:font-weight-complex="normal"/>
    </style:style>
    <style:style style:name="T8" style:family="text">
      <style:text-properties officeooo:rsid="0031a53e"/>
    </style:style>
    <style:style style:name="T9" style:family="text">
      <style:text-properties officeooo:rsid="002340b5"/>
    </style:style>
    <style:style style:name="T10" style:family="text">
      <style:text-properties officeooo:rsid="00240ad1"/>
    </style:style>
    <style:style style:name="T11" style:family="text">
      <style:text-properties officeooo:rsid="002648b1"/>
    </style:style>
    <style:style style:name="T12" style:family="text">
      <style:text-properties officeooo:rsid="0024da47"/>
    </style:style>
    <style:style style:name="T13" style:family="text">
      <style:text-properties officeooo:rsid="002aeafe"/>
    </style:style>
    <style:style style:name="T14" style:family="text">
      <style:text-properties officeooo:rsid="002c0d96"/>
    </style:style>
    <style:style style:name="T15" style:family="text">
      <style:text-properties officeooo:rsid="008f4f2e"/>
    </style:style>
    <style:style style:name="T16" style:family="text">
      <style:text-properties officeooo:rsid="002f1acb"/>
    </style:style>
    <style:style style:name="T17" style:family="text">
      <style:text-properties officeooo:rsid="003080db"/>
    </style:style>
    <style:style style:name="T18" style:family="text">
      <style:text-properties officeooo:rsid="00316b1e"/>
    </style:style>
    <style:style style:name="T19" style:family="text">
      <style:text-properties officeooo:rsid="005ad1a9"/>
    </style:style>
    <style:style style:name="T20" style:family="text">
      <style:text-properties officeooo:rsid="0032cb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ation Systems and Software engineering</text:p>
      <text:list xml:id="list11931391231" text:style-name="L1">
        <text:list-item>
          <text:p text:style-name="P5"><text:span text:style-name="T11">I</text:span><text:span text:style-name="T12">nformation gathering –</text:span><text:span text:style-name="T14"> </text:span><text:a xlink:type="simple" xlink:href="../../To%20do.odt#Information%20gathering"><text:span text:style-name="T14">To do</text:span></text:a></text:p>
        </text:list-item>
        <text:list-item>
          <text:p text:style-name="P6"><text:span text:style-name="T11">R</text:span><text:span text:style-name="T12">equirement and feasibility analysis –</text:span><text:span text:style-name="T14"> </text:span><text:a xlink:type="simple" xlink:href="../../To%20do.odt#Requirement%20and%20feasibility%20analysis"><text:span text:style-name="T14">To do</text:span></text:a></text:p>
          <text:list>
            <text:list-item>
              <text:p text:style-name="P8">Module 3</text:p>
            </text:list-item>
          </text:list>
        </text:list-item>
        <text:list-item>
          <text:p text:style-name="P6"><text:span text:style-name="T11">P</text:span><text:span text:style-name="T12">rocess specifications –</text:span><text:span text:style-name="T14"> </text:span><text:a xlink:type="simple" xlink:href="../../To%20do.odt#Process%20specifications"><text:span text:style-name="T14">To do</text:span></text:a></text:p>
        </text:list-item>
        <text:list-item>
          <text:p text:style-name="P6"><text:span text:style-name="T11">I</text:span><text:span text:style-name="T12">nput/output design –</text:span><text:span text:style-name="T14"> </text:span><text:a xlink:type="simple" xlink:href="../../To%20do.odt#Input-output%20design"><text:span text:style-name="T14">To do</text:span></text:a></text:p>
        </text:list-item>
        <text:list-item>
          <text:p text:style-name="P6"><text:span text:style-name="T11">P</text:span><text:span text:style-name="T12">rocess life cycle –</text:span><text:span text:style-name="T14"> </text:span><text:a xlink:type="simple" xlink:href="../../To%20do.odt#Process%20life%20cycle"><text:span text:style-name="T14">To do</text:span></text:a></text:p>
          <text:list>
            <text:list-item>
              <text:p text:style-name="P8">Module 2</text:p>
            </text:list-item>
          </text:list>
        </text:list-item>
        <text:list-item>
          <text:p text:style-name="P6"><text:span text:style-name="T11">P</text:span><text:span text:style-name="T12">lanning and managing the project –</text:span><text:span text:style-name="T14"> </text:span><text:a xlink:type="simple" xlink:href="../../To%20do.odt#Planning%20and%20managing%20the%20project"><text:span text:style-name="T14">To do</text:span></text:a></text:p>
          <text:list>
            <text:list-item>
              <text:p text:style-name="P8">Module 11</text:p>
            </text:list-item>
          </text:list>
        </text:list-item>
        <text:list-item>
          <text:p text:style-name="P5"><text:a xlink:type="simple" xlink:href="../Software%20Design.odt"><text:span text:style-name="T11">D</text:span></text:a><text:a xlink:type="simple" xlink:href="../Software%20Design.odt"><text:span text:style-name="T12">esign</text:span></text:a></text:p>
          <text:list>
            <text:list-item>
              <text:p text:style-name="P9"><text:a xlink:type="simple" xlink:href="../Cohesion.odt"><text:span text:style-name="T13">Cohesion of a module</text:span></text:a></text:p>
            </text:list-item>
            <text:list-item>
              <text:p text:style-name="P9"><text:a xlink:type="simple" xlink:href="../Coupling.odt"><text:span text:style-name="T13">Coupling between modules</text:span></text:a></text:p>
            </text:list-item>
            <text:list-item>
              <text:p text:style-name="P10">Function-oriented design</text:p>
              <text:list>
                <text:list-item>
                  <text:p text:style-name="P7"><text:span text:style-name="T11">D</text:span><text:span text:style-name="T12">ata flow diagrams –</text:span><text:span text:style-name="T14"> </text:span><text:a xlink:type="simple" xlink:href="../../To%20do.odt#Data%20flow%20diagrams"><text:span text:style-name="T14">To do</text:span></text:a></text:p>
                  <text:list>
                    <text:list-item>
                      <text:p text:style-name="P11">Module 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11">C</text:span><text:span text:style-name="T12">oding –</text:span><text:span text:style-name="T14"> </text:span><text:a xlink:type="simple" xlink:href="../../To%20do.odt#Coding"><text:span text:style-name="T14">To do</text:span></text:a></text:p>
          <text:list>
            <text:list-item>
              <text:p text:style-name="P8">Module 10</text:p>
            </text:list-item>
          </text:list>
        </text:list-item>
        <text:list-item>
          <text:p text:style-name="P6"><text:span text:style-name="T11">T</text:span><text:span text:style-name="T12">esting –</text:span><text:span text:style-name="T14"> </text:span><text:a xlink:type="simple" xlink:href="../../To%20do.odt#Testing"><text:span text:style-name="T14">To do</text:span></text:a></text:p>
          <text:list>
            <text:list-item>
              <text:p text:style-name="P8">Module 10</text:p>
            </text:list-item>
            <text:list-item>
              <text:p text:style-name="P12"><text:a xlink:type="simple" xlink:href="../COCOMO%20Model.odt">COCOMO model</text:a></text:p>
            </text:list-item>
            <text:list-item>
              <text:p text:style-name="P12"><text:a xlink:type="simple" xlink:href="../Cyclomatic%20complexity.odt"><text:span text:style-name="T11">Cyclomatic complexity</text:span></text:a></text:p>
            </text:list-item>
          </text:list>
        </text:list-item>
        <text:list-item>
          <text:p text:style-name="P6"><text:span text:style-name="T11">I</text:span><text:span text:style-name="T12">mplementation –</text:span><text:span text:style-name="T14"> </text:span><text:a xlink:type="simple" xlink:href="../../To%20do.odt#Implementation"><text:span text:style-name="T14">To do</text:span></text:a></text:p>
        </text:list-item>
        <text:list-item>
          <text:p text:style-name="P6"><text:span text:style-name="T11">M</text:span><text:span text:style-name="T12">aintenance –</text:span><text:span text:style-name="T14"> </text:span><text:a xlink:type="simple" xlink:href="../../To%20do.odt#Maintenance"><text:span text:style-name="T14">To do</text:span></text:a></text:p>
          <text:list>
            <text:list-item>
              <text:p text:style-name="P8">Module 14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ate Questions</text:p>
      <text:list xml:id="list873778642" text:style-name="L2">
        <text:list-item>
          <text:p text:style-name="P15"><text:span text:style-name="T8">TG – 2255 – </text:span><text:span text:style-name="T9">23, </text:span><text:span text:style-name="T10">54, 55</text:span></text:p>
        </text:list-item>
        <text:list-item>
          <text:p text:style-name="P16"><text:span text:style-name="T19">TG – 2257 – </text:span><text:span text:style-name="T20">24</text:span></text:p>
        </text:list-item>
        <text:list-item>
          <text:p text:style-name="P18"><text:span text:style-name="Strong_20_Emphasis"><text:span text:style-name="T6">TG – 2258 – </text:span></text:span><text:span text:style-name="Strong_20_Emphasis"><text:span text:style-name="T7">50, 51</text:span></text:span></text:p>
        </text:list-item>
        <text:list-item>
          <text:p text:style-name="P17"><text:span text:style-name="T15">G – 2009 – </text:span><text:span text:style-name="T16">1</text:span><text:span text:style-name="T17">9, </text:span><text:span text:style-name="T18">49, 50</text:span></text:p>
        </text:list-item>
        <text:list-item>
          <text:p text:style-name="P14"><text:span text:style-name="T3">G – 2010 – </text:span><text:span text:style-name="T4">21, </text:span><text:span text:style-name="T5">22, 44</text:span></text:p>
        </text:list-item>
        <text:list-item>
          <text:p text:style-name="P13"><text:span text:style-name="T1">G – 2011 – </text:span><text:span text:style-name="T2">5, 7, 10, 4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1-10T23:36:28</dc:date>
    <dc:creator>Kempa </dc:creator>
    <meta:editing-duration>PT5H46M36S</meta:editing-duration>
    <meta:editing-cycles>19</meta:editing-cycles>
    <meta:document-statistic meta:table-count="0" meta:image-count="0" meta:object-count="0" meta:page-count="2" meta:paragraph-count="32" meta:word-count="163" meta:character-count="667" meta:non-whitespace-character-count="566"/>
  </office:meta>
</office:document-meta>
</file>